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0b966" officeooo:paragraph-rsid="0010b966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nually mention neighbours in the input script.</text:p>
      <text:p text:style-name="P1">2. Let the program decide the neighbours by analyzing the distance between each n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1:24:23.819593500</meta:creation-date>
    <dc:date>2017-05-12T21:39:09.768189025</dc:date>
    <meta:editing-duration>PT4M35S</meta:editing-duration>
    <meta:editing-cycles>1</meta:editing-cycles>
    <meta:document-statistic meta:table-count="0" meta:image-count="0" meta:object-count="0" meta:page-count="1" meta:paragraph-count="2" meta:word-count="22" meta:character-count="137" meta:non-whitespace-character-count="117"/>
    <meta:generator>LibreOffice/5.1.6.2$Linux_X86_64 LibreOffice_project/10m0$Build-2</meta:generator>
  </office:meta>
</office:document-meta>
</file>